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yteArrayFieldSerializer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.setBytes( byte [ ] by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get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ArrayFieldSerializerTest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